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0931in" fo:keep-together="auto"/>
    </style:style>
    <style:style style:name="Table1.7" style:family="table-row">
      <style:table-row-properties style:min-row-height="0.6549in" fo:keep-together="auto"/>
    </style:style>
    <style:style style:name="Table1.9" style:family="table-row">
      <style:table-row-properties style:min-row-height="1.9313in" fo:keep-together="auto"/>
    </style:style>
    <style:style style:name="Table1.15" style:family="table-row">
      <style:table-row-properties style:min-row-height="0.6764in" fo:keep-together="auto"/>
    </style:style>
    <style:style style:name="Table1.23" style:family="table-row">
      <style:table-row-properties style:min-row-height="0.1597in" fo:keep-together="auto"/>
    </style:style>
    <style:style style:name="Table1.24" style:family="table-row">
      <style:table-row-properties style:min-row-height="0.3632in" fo:keep-together="auto"/>
    </style:style>
    <style:style style:name="Table1.25" style:family="table-row">
      <style:table-row-properties style:min-row-height="0.184in" fo:keep-together="auto"/>
    </style:style>
    <style:style style:name="Table1.26" style:family="table-row">
      <style:table-row-properties style:min-row-height="0.1521in" fo:keep-together="auto"/>
    </style:style>
    <style:style style:name="Table1.27" style:family="table-row">
      <style:table-row-properties style:min-row-height="0.8347in" fo:keep-together="auto"/>
    </style:style>
    <style:style style:name="Table1.30" style:family="table-row">
      <style:table-row-properties style:min-row-height="0.1688in" fo:keep-together="auto"/>
    </style:style>
    <style:style style:name="Table1.32" style:family="table-row">
      <style:table-row-properties style:min-row-height="0.1889in" fo:keep-together="auto"/>
    </style:style>
    <style:style style:name="Table1.33" style:family="table-row">
      <style:table-row-properties style:min-row-height="0.9118in" fo:keep-together="auto"/>
    </style:style>
    <style:style style:name="Table1.35" style:family="table-row">
      <style:table-row-properties style:min-row-height="1.1986in" fo:keep-together="auto"/>
    </style:style>
    <style:style style:name="Table1.37" style:family="table-row">
      <style:table-row-properties style:min-row-height="0.6653in" fo:keep-together="auto"/>
    </style:style>
    <style:style style:name="Table1.38" style:family="table-row">
      <style:table-row-properties style:min-row-height="0.1896in" fo:keep-together="auto"/>
    </style:style>
    <style:style style:name="Table1.41" style:family="table-row">
      <style:table-row-properties style:min-row-height="0.8451in" fo:keep-together="auto"/>
    </style:style>
    <style:style style:name="Table1.43" style:family="table-row">
      <style:table-row-properties style:min-row-height="0.4861in" fo:keep-together="auto"/>
    </style:style>
    <style:style style:name="Table1.45" style:family="table-row">
      <style:table-row-properties style:min-row-height="0.3167in" fo:keep-together="auto"/>
    </style:style>
    <style:style style:name="Table1.46" style:family="table-row">
      <style:table-row-properties style:min-row-height="0.1701in" fo:keep-together="auto"/>
    </style:style>
    <style:style style:name="Table1.47" style:family="table-row">
      <style:table-row-properties style:min-row-height="0.0563in" fo:keep-together="auto"/>
    </style:style>
    <style:style style:name="Table1.49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text-properties fo:font-size="10pt" officeooo:paragraph-rsid="0041508b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69a5e" officeooo:paragraph-rsid="00569a5e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8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9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3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5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6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7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8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9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40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41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style:snap-to-layout-grid="false"/>
    </style:style>
    <style:style style:name="P44" style:family="paragraph" style:parent-style-name="Standard">
      <style:paragraph-properties fo:orphans="0" fo:widows="0"/>
    </style:style>
    <style:style style:name="P45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6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7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48" style:family="paragraph" style:parent-style-name="Standard" style:list-style-name="WW8Num4">
      <style:text-properties fo:font-size="10pt" style:font-size-asian="10pt" style:font-size-complex="10pt"/>
    </style:style>
    <style:style style:name="P49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50" style:family="paragraph" style:parent-style-name="Standard" style:list-style-name="WW8Num5">
      <style:text-properties fo:font-size="10pt" style:font-size-asian="10pt" style:font-size-complex="10pt"/>
    </style:style>
    <style:style style:name="P51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2" style:family="paragraph" style:parent-style-name="Standard" style:list-style-name="WW8Num3">
      <style:text-properties fo:font-size="10pt" style:font-size-asian="10pt" style:font-size-complex="10pt"/>
    </style:style>
    <style:style style:name="P53" style:family="paragraph" style:parent-style-name="Standard" style:list-style-name="WW8Num1">
      <style:text-properties fo:font-size="10pt" style:font-size-asian="10pt" style:font-size-complex="10pt"/>
    </style:style>
    <style:style style:name="P54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5" style:family="paragraph" style:parent-style-name="Standard" style:list-style-name="WW8Num2">
      <style:text-properties fo:font-size="10pt" style:font-size-asian="10pt" style:font-size-complex="10pt"/>
    </style:style>
    <style:style style:name="P56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57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58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59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60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61" style:family="paragraph" style:parent-style-name="Standard">
      <style:paragraph-properties style:snap-to-layout-grid="false"/>
      <style:text-properties fo:font-size="10pt" officeooo:rsid="00599402" officeooo:paragraph-rsid="00599402" style:font-size-asian="10pt" style:font-size-complex="10pt"/>
    </style:style>
    <style:style style:name="P62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3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4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5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6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7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71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72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3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4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5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P76" style:family="paragraph" style:parent-style-name="Standard">
      <style:paragraph-properties style:snap-to-layout-grid="false"/>
      <style:text-properties officeooo:paragraph-rsid="00523ce9"/>
    </style:style>
    <style:style style:name="P77" style:family="paragraph" style:parent-style-name="Standard">
      <style:paragraph-properties style:snap-to-layout-grid="false"/>
      <style:text-properties officeooo:paragraph-rsid="00599402"/>
    </style:style>
    <style:style style:name="P78" style:family="paragraph" style:parent-style-name="Standard">
      <style:paragraph-properties fo:text-align="center" style:justify-single-word="false"/>
      <style:text-properties officeooo:paragraph-rsid="001a82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fo:font-size="10pt" officeooo:rsid="00569a5e" style:font-size-asian="10pt" style:font-size-complex="10pt"/>
    </style:style>
    <style:style style:name="T6" style:family="text">
      <style:text-properties fo:font-size="10pt" officeooo:rsid="00599402" style:font-size-asian="10pt" style:font-size-complex="10pt"/>
    </style:style>
    <style:style style:name="T7" style:family="text">
      <style:text-properties fo:font-size="10pt" officeooo:rsid="00599402" style:font-size-asian="8.75pt" style:font-size-complex="10pt"/>
    </style:style>
    <style:style style:name="T8" style:family="text">
      <style:text-properties officeooo:rsid="001a829d"/>
    </style:style>
    <style:style style:name="T9" style:family="text">
      <style:text-properties officeooo:rsid="001c1b0b"/>
    </style:style>
    <style:style style:name="T10" style:family="text">
      <style:text-properties officeooo:rsid="001ec96b"/>
    </style:style>
    <style:style style:name="T11" style:family="text">
      <style:text-properties officeooo:rsid="00240566"/>
    </style:style>
    <style:style style:name="T12" style:family="text">
      <style:text-properties officeooo:rsid="0024cc9d"/>
    </style:style>
    <style:style style:name="T13" style:family="text">
      <style:text-properties officeooo:rsid="00266119"/>
    </style:style>
    <style:style style:name="T14" style:family="text">
      <style:text-properties officeooo:rsid="002de9bc"/>
    </style:style>
    <style:style style:name="T15" style:family="text">
      <style:text-properties officeooo:rsid="0032a979"/>
    </style:style>
    <style:style style:name="T16" style:family="text">
      <style:text-properties officeooo:rsid="0037d388"/>
    </style:style>
    <style:style style:name="T17" style:family="text">
      <style:text-properties officeooo:rsid="0038febe"/>
    </style:style>
    <style:style style:name="T18" style:family="text">
      <style:text-properties officeooo:rsid="003ab87d"/>
    </style:style>
    <style:style style:name="T19" style:family="text">
      <style:text-properties officeooo:rsid="003c5009"/>
    </style:style>
    <style:style style:name="T20" style:family="text">
      <style:text-properties officeooo:rsid="0041508b"/>
    </style:style>
    <style:style style:name="T21" style:family="text">
      <style:text-properties officeooo:rsid="003777bc"/>
    </style:style>
    <style:style style:name="T22" style:family="text">
      <style:text-properties officeooo:rsid="003775e8"/>
    </style:style>
    <style:style style:name="T23" style:family="text">
      <style:text-properties officeooo:rsid="00315dce"/>
    </style:style>
    <style:style style:name="T24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6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7" style:family="text">
      <style:text-properties style:use-window-font-color="true" loext:opacity="0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28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9" style:family="text">
      <style:text-properties style:use-window-font-color="true" loext:opacity="0%" style:text-position="super 58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30" style:family="text">
      <style:text-properties officeooo:rsid="0031f0ed"/>
    </style:style>
    <style:style style:name="T31" style:family="text">
      <style:text-properties officeooo:rsid="00344d8b"/>
    </style:style>
    <style:style style:name="T32" style:family="text">
      <style:text-properties officeooo:rsid="0032bca8"/>
    </style:style>
    <style:style style:name="T33" style:family="text">
      <style:text-properties officeooo:rsid="003309bc"/>
    </style:style>
    <style:style style:name="T34" style:family="text">
      <style:text-properties officeooo:rsid="0038e66f"/>
    </style:style>
    <style:style style:name="T35" style:family="text">
      <style:text-properties officeooo:rsid="0038251d"/>
    </style:style>
    <style:style style:name="T36" style:family="text">
      <style:text-properties officeooo:rsid="003adf16"/>
    </style:style>
    <style:style style:name="T37" style:family="text">
      <style:text-properties officeooo:rsid="004582ed"/>
    </style:style>
    <style:style style:name="T38" style:family="text">
      <style:text-properties officeooo:rsid="00472318"/>
    </style:style>
    <style:style style:name="T39" style:family="text">
      <style:text-properties officeooo:rsid="00473736"/>
    </style:style>
    <style:style style:name="T40" style:family="text">
      <style:text-properties officeooo:rsid="00481e0f"/>
    </style:style>
    <style:style style:name="T41" style:family="text">
      <style:text-properties officeooo:rsid="004aa085"/>
    </style:style>
    <style:style style:name="T42" style:family="text">
      <style:text-properties style:text-position="super 58%" officeooo:rsid="004aa085"/>
    </style:style>
    <style:style style:name="T43" style:family="text">
      <style:text-properties fo:font-weight="normal" officeooo:rsid="003309bc" style:font-weight-asian="normal" style:font-weight-complex="normal"/>
    </style:style>
    <style:style style:name="T44" style:family="text">
      <style:text-properties officeooo:rsid="004b4dd7"/>
    </style:style>
    <style:style style:name="T45" style:family="text">
      <style:text-properties officeooo:rsid="00534ed4"/>
    </style:style>
    <style:style style:name="T46" style:family="text">
      <style:text-properties officeooo:rsid="00599402"/>
    </style:style>
    <style:style style:name="T47" style:family="text">
      <style:text-properties style:text-position="0% 100%"/>
    </style:style>
    <style:style style:name="T4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2">Cellphone </text:span>(716)<text:span text:style-name="T8">392</text:span>-<text:span text:style-name="T8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text:span text:style-name="Internet_20_link"><text:span text:style-name="T4">protonmail</text:span></text:span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  <text:p text:style-name="P2"><text:a xlink:type="simple" xlink:href="https://github.com/markkhusid" text:style-name="Internet_20_link" text:visited-style-name="Visited_20_Internet_20_Link"><text:span text:style-name="Internet_20_link"><text:span text:style-name="T6">https://github.com/markkhusid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3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6">Objective</text:p>
          </table:table-cell>
          <table:table-cell table:style-name="Table1.A1" table:number-columns-spanned="2" office:value-type="string">
            <text:p text:style-name="P26">A challenging position in <text:span text:style-name="T15">electrical </text:span><text:span text:style-name="T20">and computer </text:span><text:span text:style-name="T15">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6">University</text:p>
            <text:p text:style-name="P27">Education</text:p>
            <text:p text:style-name="P41">1995<text:span text:style-name="T8"> – </text:span>2000</text:p>
            <text:p text:style-name="P36"/>
          </table:table-cell>
          <table:table-cell table:style-name="Table1.A1" table:number-columns-spanned="2" office:value-type="string">
            <text:p text:style-name="P26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44">468</text:span> / 4.00<text:span text:style-name="T44">0</text:span></text:p>
          </table:table-cell>
          <table:covered-table-cell/>
        </table:table-row>
        <table:table-row table:style-name="Table1.6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6">Course Work</text:p>
            <text:p text:style-name="P36">Polytechnic University</text:p>
            <text:p text:style-name="P41">1995<text:span text:style-name="T8"> – </text:span>2000</text:p>
          </table:table-cell>
          <table:table-cell table:style-name="Table1.A1" office:value-type="string">
            <text:p text:style-name="P7"><text:span text:style-name="T21">Electric</text:span><text:span text:style-name="T20">al</text:span><text:span text:style-name="T21"> and </text:span>Electronic <text:span text:style-name="T21">Circuit Analysis</text:span></text:p>
            <text:p text:style-name="P13">C, C++, Assembly, <text:span text:style-name="T22">and </text:span><text:span text:style-name="T23">Fortran </text:span>languages</text:p>
            <text:p text:style-name="P13">TCP/IP Analysis and Programming </text:p>
            <text:p text:style-name="P13">Electric Circuit Design and Testing</text:p>
            <text:p text:style-name="P60">Engineering Design Project</text:p>
            <text:p text:style-name="P61">Modern Optics</text:p>
          </table:table-cell>
          <table:table-cell table:style-name="Table1.A1" office:value-type="string">
            <text:p text:style-name="P7">Wireless, Ethernet and ATM Networks</text:p>
            <text:p text:style-name="P13">Communications Engineering</text:p>
            <text:p text:style-name="P13">Data Acquisition <text:span text:style-name="T20">and LabView</text:span></text:p>
            <text:p text:style-name="P13">VHDL <text:span text:style-name="T24">Digital</text:span> Design</text:p>
            <text:p text:style-name="P59">Control Systems Engineering</text:p>
            <text:p text:style-name="P61">Engineering Electromagnetics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9">
          <table:table-cell table:style-name="Table1.A1" office:value-type="string">
            <text:p text:style-name="P31">Course Work</text:p>
            <text:p text:style-name="P45"><text:a xlink:type="simple" xlink:href="https://www.coursera.org/" text:style-name="Internet_20_link" text:visited-style-name="Visited_20_Internet_20_Link"><text:span text:style-name="T23">Coursera.</text:span><text:span text:style-name="T31">org</text:span></text:a></text:p>
            <text:p text:style-name="P46">2018 <text:span text:style-name="T38">–</text:span> Present</text:p>
          </table:table-cell>
          <table:table-cell table:style-name="Table1.A1" table:number-columns-spanned="2" office:value-type="string">
            <text:p text:style-name="P23"><text:a xlink:type="simple" xlink:href="https://www.coursera.org/verify/DKMDT2RKL9L7" text:style-name="Internet_20_link" text:visited-style-name="Visited_20_Internet_20_Link"><text:span text:style-name="T30">Sensors and Sensor Circuit Design</text:span></text:a><text:span text:style-name="T30"> </text:span><text:span text:style-name="T17">(Coursera Certificate)</text:span></text:p>
            <text:p text:style-name="P24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4"><text:a xlink:type="simple" xlink:href="https://www.coursera.org/verify/KJASFLYE8XDQ" text:style-name="Internet_20_link" text:visited-style-name="Visited_20_Internet_20_Link"><text:span text:style-name="T23">Introduction to Cyberattacks</text:span></text:a><text:span text:style-name="T23"> </text:span>(Coursera Certificate)</text:p>
            <text:p text:style-name="P14"><text:a xlink:type="simple" xlink:href="https://www.coursera.org/verify/GQ82Q6BLL4VW" text:style-name="Internet_20_link" text:visited-style-name="Visited_20_Internet_20_Link"><text:span text:style-name="T30">Cyber Attack Countermeasures</text:span></text:a> (Coursera Certificate)</text:p>
            <text:p text:style-name="P15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5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5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5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18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1"><text:a xlink:type="simple" xlink:href="https://coursera.org/share/8ca1cc366b82ff855d82c17ebc7c6c64" text:style-name="Internet_20_link" text:visited-style-name="Visited_20_Internet_20_Link">Machine Learning with Python</text:a> (Coursera Certificate)</text:p>
            <text:p text:style-name="P18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19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0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  <text:p text:style-name="P76"><text:a xlink:type="simple" xlink:href="https://coursera.org/share/ac5cf41db59b19bc8711903746005386" text:style-name="Internet_20_link" text:visited-style-name="Visited_20_Internet_20_Link"><text:span text:style-name="T5">Python Project for Data Science</text:span></text:a><text:span text:style-name="T5"> (Coursera Certificate)</text:span></text:p>
            <text:p text:style-name="P77"><text:a xlink:type="simple" xlink:href="https://coursera.org/share/d948dc8dff4f00eb8c313fbd46524b56" text:style-name="Internet_20_link" text:visited-style-name="Visited_20_Internet_20_Link"><text:span text:style-name="T5">Applied Data Science Capstone</text:span></text:a> <text:span text:style-name="T7">(Coursera Certificate) </text:span><text:a xlink:type="simple" xlink:href="https://github.com/markkhusid/Applied_Data_Science_Capstone" text:style-name="Internet_20_link" text:visited-style-name="Visited_20_Internet_20_Link"><text:span text:style-name="T7">Github Link to Project</text:span></text:a></text:p>
            <text:p text:style-name="P76"><text:a xlink:type="simple" xlink:href="https://coursera.org/share/8f78d32d2d08a8333ffa3a990cfa9740" text:style-name="Internet_20_link" text:visited-style-name="Visited_20_Internet_20_Link"><text:span text:style-name="T7">IBM Data Science Specialization</text:span></text:a> <text:span text:style-name="T46">(</text:span><text:span text:style-name="T7">Coursera Specialization)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3">Course Work</text:p>
            <text:p text:style-name="P34"><text:a xlink:type="simple" xlink:href="http://www.kaggle.com/" text:style-name="Internet_20_link" text:visited-style-name="Visited_20_Internet_20_Link">Kaggle.com</text:a></text:p>
            <text:p text:style-name="P42">2021 – Present </text:p>
          </table:table-cell>
          <table:table-cell table:style-name="Table1.A1" table:number-columns-spanned="2" office:value-type="string">
            <text:p text:style-name="P16"><text:a xlink:type="simple" xlink:href="https://www.kaggle.com/learn/certification/markkhusid/python" text:style-name="Internet_20_link" text:visited-style-name="Visited_20_Internet_20_Link">Python</text:a> <text:span text:style-name="T39">(Kaggle</text:span><text:span text:style-name="T37"> Certificate)</text:span></text:p>
            <text:p text:style-name="P16"><text:a xlink:type="simple" xlink:href="https://www.kaggle.com/learn/certification/markkhusid/pandas" text:style-name="Internet_20_link" text:visited-style-name="Visited_20_Internet_20_Link">Pandas</text:a> <text:span text:style-name="T39">(Kaggle</text:span><text:span text:style-name="T37"> Certificate)</text:span></text:p>
            <text:p text:style-name="P16"><text:a xlink:type="simple" xlink:href="https://www.kaggle.com/learn/certification/markkhusid/data-visualization" text:style-name="Internet_20_link" text:visited-style-name="Visited_20_Internet_20_Link">Data Visualization</text:a> <text:span text:style-name="T39">(Kaggle</text:span><text:span text:style-name="T37"> Certificate)</text:span></text:p>
            <text:p text:style-name="P16"><text:a xlink:type="simple" xlink:href="https://www.kaggle.com/learn/certification/markkhusid/time-series" text:style-name="Internet_20_link" text:visited-style-name="Visited_20_Internet_20_Link">Time Series</text:a> <text:span text:style-name="T39">(Kaggle</text:span><text:span text:style-name="T37"> Certificate)</text:span></text:p>
            <text:p text:style-name="P16"><text:a xlink:type="simple" xlink:href="https://www.kaggle.com/learn/certification/markkhusid/data-cleaning" text:style-name="Internet_20_link" text:visited-style-name="Visited_20_Internet_20_Link">Data Cleaning</text:a> <text:span text:style-name="T39">(Kaggle</text:span><text:span text:style-name="T37"> Certificate)</text:span></text:p>
            <text:p text:style-name="P18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0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5">Course Work</text:p>
            <text:p text:style-name="P17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7">2021 - Present</text:p>
          </table:table-cell>
          <table:table-cell table:style-name="Table1.A1" table:number-columns-spanned="2" office:value-type="string">
            <text:p text:style-name="P17">Complete Beginner Learning Path (Tryhackme Certificate)</text:p>
            <text:p text:style-name="P17">Pre – Security Learning Path (Tryhackme Certificate)</text:p>
            <text:p text:style-name="P18">Web Fundamentals Learning Path (Tryhackme Certificate)</text:p>
            <text:p text:style-name="P22">Offensive Pentesting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6">Honors &amp; Awards</text:p>
          </table:table-cell>
          <table:table-cell table:style-name="Table1.A1" office:value-type="string">
            <text:list xml:id="list2239677107" text:style-name="WW8Num4">
              <text:list-item>
                <text:p text:style-name="P47">Dean’s List, Fall 1996 – June 2000</text:p>
              </text:list-item>
              <text:list-item>
                <text:p text:style-name="P48">William L. Everitt Student Award of Excellence</text:p>
              </text:list-item>
              <text:list-item>
                <text:p text:style-name="P48">IEEE Student Branch Award</text:p>
              </text:list-item>
            </text:list>
          </table:table-cell>
          <table:table-cell table:style-name="Table1.A1" office:value-type="string">
            <text:list xml:id="list153045234359071" text:continue-numbering="true" text:style-name="WW8Num4">
              <text:list-item>
                <text:p text:style-name="P47">Best Project Award – 1999 Summer Junior Research Internship Program</text:p>
              </text:list-item>
              <text:list-item>
                <text:p text:style-name="P48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ext:soft-page-break/>
        <table:table-row table:style-name="Table1.3">
          <table:table-cell table:style-name="Table1.A1" office:value-type="string">
            <text:p text:style-name="P26">Employment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2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24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8">Moog, Inc., <text:span text:style-name="T8">East Aurora, N.Y.</text:span></text:p>
            <text:p text:style-name="P40">Electrical Design Engineer</text:p>
          </table:table-cell>
          <table:covered-table-cell/>
        </table:table-row>
        <table:table-row table:style-name="Table1.25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3880650347" text:style-name="WW8Num5">
              <text:list-item>
                <text:p text:style-name="P62">Designed <text:span text:style-name="T17">mixed-signal circuit card assemblies launch vehicle applications</text:span></text:p>
              </text:list-item>
              <text:list-item>
                <text:p text:style-name="P64">Participated in system integration testing and control loop closure activities for Electronic Control Units for launch vehicle applications</text:p>
              </text:list-item>
              <text:list-item>
                <text:p text:style-name="P64">Developed combination of Pspice, Python, Fortran and Jupyter Notebooks to analyze complex circuits and <text:span text:style-name="T18">Electronics Control Unit subsystems</text:span></text:p>
              </text:list-item>
              <text:list-item>
                <text:p text:style-name="P74">Performed worst – case circuit analysis using in – depth custom component models</text:p>
              </text:list-item>
              <text:list-item>
                <text:p text:style-name="P65">Prepared and presented designs to customers</text:p>
              </text:list-item>
            </text:list>
          </table:table-cell>
          <table:covered-table-cell/>
        </table:table-row>
        <table:table-row table:style-name="Table1.26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53045598270132" text:continue-numbering="true" text:style-name="WW8Num5">
              <text:list-header>
                <text:p text:style-name="P62"/>
              </text:list-header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11">1/2014 – <text:span text:style-name="T19">9/2018</text:span></text:p>
          </table:table-cell>
          <table:table-cell table:style-name="Table1.A1" table:number-columns-spanned="2" office:value-type="string">
            <text:p text:style-name="P39">Electrical Engineering Consultant</text:p>
            <text:list xml:id="list153045798330213" text:continue-numbering="true" text:style-name="WW8Num5">
              <text:list-item>
                <text:p text:style-name="P49">Consulted on and designed novel devices for solar power applications</text:p>
              </text:list-item>
              <text:list-item>
                <text:p text:style-name="P49">Constructed prototypes from concept to testing phase using engineering best practices</text:p>
              </text:list-item>
              <text:list-item>
                <text:p text:style-name="P63">Used LTSpice to simulate designs and verify concordance with test results from built prototypes</text:p>
              </text:list-item>
              <text:list-item>
                <text:p text:style-name="P63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2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27">
          <table:table-cell table:style-name="Table1.A1" office:value-type="string">
            <text:p text:style-name="P6">7/200<text:span text:style-name="T8">7</text:span> – <text:span text:style-name="T8">12/2013</text:span></text:p>
          </table:table-cell>
          <table:table-cell table:style-name="Table1.A1" table:number-columns-spanned="2" office:value-type="string">
            <text:p text:style-name="P26">Moog, Inc., <text:span text:style-name="T8">East Aurora, N.Y.</text:span></text:p>
            <text:p text:style-name="P25">Electrical Design Engineer</text:p>
            <text:list xml:id="list153045771430812" text:continue-numbering="true" text:style-name="WW8Num5">
              <text:list-item>
                <text:p text:style-name="P50">Designed analog and power circuit card assemblies for mission-critical Electronic Control Units <text:span text:style-name="T8">for the Taurus II, Delta IV and Centaur Launch Vehicles</text:span></text:p>
              </text:list-item>
              <text:list-item>
                <text:p text:style-name="P51">Designed, tested and implemented all-opamp Inductive Simulator for simulating servovalve dynamic response</text:p>
              </text:list-item>
              <text:list-item>
                <text:p text:style-name="P51">Designed test fixtures for 787 Aircraft program</text:p>
              </text:list-item>
              <text:list-item>
                <text:p text:style-name="P50">Analyzed complex circuits using <text:span text:style-name="T17">P</text:span>Spice, Math<text:span text:style-name="T25">CAD</text:span> and Matlab analysis software</text:p>
              </text:list-item>
              <text:list-item>
                <text:p text:style-name="P50">Prepared and presented designs to customers</text:p>
              </text:list-item>
            </text:list>
          </table:table-cell>
          <table:covered-table-cell/>
        </table:table-row>
        <table:table-row table:style-name="Table1.30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0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9">Moog, Inc., East Aurora, N.Y.</text:p>
            <text:p text:style-name="P29">Engineering Technician</text:p>
            <text:list xml:id="list153044973567968" text:continue-numbering="true" text:style-name="WW8Num5">
              <text:list-item>
                <text:p text:style-name="P66">Constructed test fixtures to test flight critical electronic circuit boards</text:p>
              </text:list-item>
              <text:list-item>
                <text:p text:style-name="P66">Coordinated with engineering to optimize test fixture construction and test procedures</text:p>
              </text:list-item>
              <text:list-item>
                <text:p text:style-name="P66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32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3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9">Keller Technology Corporation, Inc., Tonawanda, N.Y.</text:p>
            <text:p text:style-name="P29">Electrical Controls Engineer</text:p>
            <text:list xml:id="list153046014638944" text:continue-numbering="true" text:style-name="WW8Num5">
              <text:list-item>
                <text:p text:style-name="P66">Designed electrical control systems for novel and complete manufacturing machinery</text:p>
              </text:list-item>
              <text:list-item>
                <text:p text:style-name="P66">Prepared drawing package of electrical schematics in AutoCAD Electrical 2006</text:p>
              </text:list-item>
              <text:list-item>
                <text:p text:style-name="P66">Researched and documented cost <text:span text:style-name="T9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30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5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7">MK Buffalo Unlimited, LLC, Buffalo, N.Y.</text:p>
            <text:p text:style-name="P38">Real Estate Investor</text:p>
            <text:list xml:id="list3348370479" text:style-name="WW8Num3">
              <text:list-item>
                <text:p text:style-name="P67">Acquired, rehabilitated and tenanted investment properties in the Buffalo, N.Y. area</text:p>
              </text:list-item>
              <text:list-item>
                <text:p text:style-name="P67">Communicated with accountants, attorneys, brokers and other business consultants and acquired knowledge of their respective fields</text:p>
              </text:list-item>
              <text:list-item>
                <text:p text:style-name="P67">Managed costs and rental income to insure business profitability</text:p>
              </text:list-item>
              <text:list-item>
                <text:p text:style-name="P67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37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6">Space Technology Branch, US Army CECOM, Fort Monmouth, N.J.</text:p>
            <text:p text:style-name="P25">Computer Engineer</text:p>
            <text:list xml:id="list153046307344333" text:continue-numbering="true" text:style-name="WW8Num3">
              <text:list-item>
                <text:p text:style-name="P52">Designed, assembled, configured and installed mission-critical computer systems in fixed, Army vehicular and airborne assets </text:p>
              </text:list-item>
              <text:list-item>
                <text:p text:style-name="P52">Performed extensive design, construction and field testing of Army tactical Wireless RF and Optical communications systems</text:p>
              </text:list-item>
              <text:list-item>
                <text:p text:style-name="P52">Soldered and assembled prototype Army electronic, optical and RF circuits and systems</text:p>
              </text:list-item>
              <text:list-item>
                <text:p text:style-name="P52">Configured routers, switches and transceiver communications components</text:p>
              </text:list-item>
              <text:list-item>
                <text:p text:style-name="P52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3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1.37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6">MP3L Laboratory, Polytechnic University, Brooklyn, N.Y.</text:p>
            <text:p text:style-name="P25">Research Assistant</text:p>
            <text:list text:style-name="WW8Num1">
              <text:list-item>
                <text:p text:style-name="P53"><text:span text:style-name="T40">A</text:span>ssembled experimental apparatus to study optical microresonators</text:p>
              </text:list-item>
              <text:list-item>
                <text:p text:style-name="P54">Worked with laser diodes, optical fibers and interferometers</text:p>
              </text:list-item>
              <text:list-item>
                <text:p text:style-name="P53">Machined an optical fiber – microsphere coupler <text:span text:style-name="T40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1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6">Markperi International Enterprises Inc., Islandia, N.Y.</text:p>
            <text:p text:style-name="P25">CAD / Computer Consultant</text:p>
            <text:list xml:id="list582803854" text:style-name="WW8Num2">
              <text:list-item>
                <text:p text:style-name="P55">Drafted electrical schematics and machine parts utilizing AutoCAD</text:p>
              </text:list-item>
              <text:list-item>
                <text:p text:style-name="P55">Coordinated with technicians to improve existing drawings</text:p>
              </text:list-item>
              <text:list-item>
                <text:p text:style-name="P55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3">
          <table:table-cell table:style-name="Table1.A1" office:value-type="string">
            <text:p text:style-name="P26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43">Narasimha S. Prasad, Patrick T Kratovil, Sara C. Tucker, Neil J. Vallestero, </text:span><text:span text:style-name="T2">Mark Khusid</text:span><text:span text:style-name="T43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30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5">
          <table:table-cell table:style-name="Table1.A1" office:value-type="string">
            <text:p text:style-name="P26">Special Skills</text:p>
            <text:p text:style-name="P32"/>
          </table:table-cell>
          <table:table-cell table:style-name="Table1.A1" table:number-columns-spanned="2" office:value-type="string">
            <text:list xml:id="list153045873840241" text:continue-numbering="true" text:style-name="WW8Num2">
              <text:list-item>
                <text:p text:style-name="P56"><text:span text:style-name="T41">B</text:span><text:span text:style-name="T16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5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57"><text:span text:style-name="T14">Webmaster for </text:span><text:a xlink:type="simple" xlink:href="http://www.mkdynamics.net/" text:style-name="Internet_20_link" text:visited-style-name="Visited_20_Internet_20_Link"><text:span text:style-name="T14">www.mkdynamics.net</text:span></text:a><text:span text:style-name="T14"> </text:span><text:span text:style-name="T32">and </text:span><text:span text:style-name="T33">a </text:span><text:span text:style-name="T32">Jupyter Lab server</text:span></text:p>
              </text:list-item>
              <text:list-item>
                <text:p text:style-name="P56">Proficient in <text:span text:style-name="T10">Red Hat </text:span>Fedora <text:span text:style-name="T10">and Debian based </text:span>Linux <text:span text:style-name="T10">such as Fedora Core, Kali, Parrot OS, and Ubuntu, Whonix and TAILS</text:span></text:p>
              </text:list-item>
              <text:list-item>
                <text:p text:style-name="P58">Proficient in Python, C/C++, x86, x86-64 and ARM Assembly, <text:span text:style-name="T46">Fortran</text:span> and <text:span text:style-name="T46">Pascal</text:span> <text:span text:style-name="T34">p</text:span>rogramming <text:span text:style-name="T34">l</text:span>anguages. <text:s/><text:span text:style-name="T45">Knowledgeable in the Ada programming language.</text:span></text:p>
              </text:list-item>
              <text:list-item>
                <text:p text:style-name="P69">Proficient in the Numpy, Pandas and ipywidgets extensions to the Python programming language</text:p>
              </text:list-item>
              <text:list-item>
                <text:p text:style-name="P70">Proficient in lathe and milling machine operations, electr<text:span text:style-name="T16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7">
          <table:table-cell table:style-name="Table1.A1" office:value-type="string">
            <text:p text:style-name="P30">Hobbies</text:p>
          </table:table-cell>
          <table:table-cell table:style-name="Table1.A1" table:number-columns-spanned="2" office:value-type="string">
            <text:list xml:id="list153046574305395" text:continue-numbering="true" text:style-name="WW8Num2">
              <text:list-item>
                <text:p text:style-name="P71">Practicing penetration testing and Capture The Flag competitions on HackTheBox.eu, <text:span text:style-name="T40">Tryhackme.com</text:span> <text:span text:style-name="T35">and Pentester Academy</text:span></text:p>
              </text:list-item>
              <text:list-item>
                <text:p text:style-name="P68">Licensed Amateur Radio Operator with Extra Class license. <text:s/>Licensed Volunteer Examiner by ARRL, Volunteer Exam Coordinator</text:p>
              </text:list-item>
              <text:list-item>
                <text:p text:style-name="P72">Data communications using the AX25 <text:span text:style-name="T33">protocol </text:span>over TCP/IP protocol on VHF Ham radios <text:span text:style-name="T33">and Broadband Hamnet</text:span></text:p>
              </text:list-item>
              <text:list-item>
                <text:p text:style-name="P73">Mixing Python and Fortran code in the Jupyter Lab development environment</text:p>
              </text:list-item>
              <text:list-item>
                <text:p text:style-name="P72">Raspberry Pi projects</text:p>
              </text:list-item>
              <text:list-item>
                <text:p text:style-name="P68"><text:span text:style-name="T26">Black Belt (</text:span><text:span text:style-name="T27">2</text:span><text:span text:style-name="T29">nd</text:span><text:span text:style-name="T27"> </text:span><text:span text:style-name="T26">Degree) in</text:span> Tae Kwon Do, <text:span text:style-name="T33">Black Belt </text:span><text:span text:style-name="T41">(1</text:span><text:span text:style-name="T42">st</text:span><text:span text:style-name="T41"> Degree)</text:span><text:span text:style-name="T33"> in Krav Maga, </text:span>Shaolin Kungfu <text:span text:style-name="T33">hobbyist</text:span>, <text:span text:style-name="T11">weight lifting </text:span><text:span text:style-name="T36">and functional training, </text:span><text:span text:style-name="T40">c</text:span><text:span text:style-name="T11">amping, </text:span><text:span text:style-name="T12">primitive survival and self-sufficiency <text:s/></text:span></text:p>
              </text:list-item>
            </text:list>
          </table:table-cell>
          <table:covered-table-cell/>
        </table:table-row>
        <table:table-row table:style-name="Table1.47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49">
          <table:table-cell table:style-name="Table1.A1" office:value-type="string">
            <text:p text:style-name="P26">References</text:p>
          </table:table-cell>
          <table:table-cell table:style-name="Table1.A1" table:number-columns-spanned="2" office:value-type="string">
            <text:p text:style-name="P6">Available upon reque<text:span text:style-name="T13">st</text:span></text:p>
          </table:table-cell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12-18T15:30:44.350246371</dc:date>
    <meta:print-date>2005-09-23T22:33:00</meta:print-date>
    <meta:editing-cycles>33</meta:editing-cycles>
    <meta:editing-duration>PT20H11M45S</meta:editing-duration>
    <meta:generator>LibreOffice/7.4.3.2$Linux_X86_64 LibreOffice_project/40$Build-2</meta:generator>
    <meta:document-statistic meta:table-count="1" meta:image-count="0" meta:object-count="0" meta:page-count="3" meta:paragraph-count="156" meta:word-count="1144" meta:character-count="8537" meta:non-whitespace-character-count="7576"/>
  </office:meta>
</office:document-meta>
</file>